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linecap="round" draw:fill="none" draw:fill-color="#ffffff" fo:min-height="3.1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svg:stroke-linecap="round" draw:fill="none" draw:fill-color="#ffffff" fo:min-height="0.778cm"/>
    </style:style>
    <style:style style:name="gr4" style:family="graphic" style:parent-style-name="standard">
      <style:graphic-properties draw:stroke="solid" svg:stroke-color="#000000" svg:stroke-linecap="round" draw:fill="none" draw:fill-color="#ffffff" fo:min-height="3.213cm"/>
    </style:style>
    <style:style style:name="gr5" style:family="graphic" style:parent-style-name="standard">
      <style:graphic-properties draw:stroke="solid" svg:stroke-color="#000000" svg:stroke-linecap="round" draw:fill="none" draw:fill-color="#ffffff" fo:min-height="1.619cm"/>
    </style:style>
    <style:style style:name="gr6" style:family="graphic" style:parent-style-name="standard">
      <style:graphic-properties draw:stroke="solid" svg:stroke-color="#000000" svg:stroke-linecap="round" draw:fill="none" draw:fill-color="#ffffff" fo:min-height="2.883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svg:stroke-linecap="round" draw:fill="none" draw:fill-color="#ffffff" fo:min-height="2.675cm"/>
    </style:style>
    <style:style style:name="gr9" style:family="graphic" style:parent-style-name="standard">
      <style:graphic-properties draw:textarea-horizontal-align="justify" draw:textarea-vertical-align="middle" draw:auto-grow-height="false" fo:min-height="19.75cm" fo:min-width="16.1cm"/>
    </style:style>
    <style:style style:name="gr10" style:family="graphic" style:parent-style-name="standard">
      <style:graphic-properties draw:stroke="solid" svg:stroke-color="#000000" svg:stroke-linecap="round" draw:fill="none" draw:fill-color="#ffffff" fo:min-height="2.15cm"/>
    </style:style>
    <style:style style:name="P1" style:family="paragraph">
      <style:paragraph-properties fo:text-align="center"/>
      <style:text-properties style:font-name="Gill Sans" fo:font-size="14pt" style:font-size-asian="14pt" style:font-size-complex="14pt"/>
    </style:style>
    <style:style style:name="P2" style:family="paragraph">
      <style:text-properties style:font-name="Gill Sans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Gill Sans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Gill Sans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style:font-name="Gill Sans"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/>
      <style:text-properties style:font-name="Gill Sans" fo:font-size="14pt" style:font-size-asian="14pt" style:font-size-complex="14pt"/>
    </style:style>
    <style:style style:name="P8" style:family="paragraph">
      <style:paragraph-properties fo:text-align="start"/>
      <style:text-properties style:font-name="Gill Sans"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style:font-name="Gill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Gill Sans" fo:font-size="14pt" style:font-size-asian="14pt" style:font-size-complex="14pt"/>
    </style:style>
    <style:style style:name="T3" style:family="text">
      <style:text-properties style:font-name="Gill Sans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Gill Sans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6.5cm" svg:height="3.4cm" svg:x="7.1cm" svg:y="1cm">
          <draw:text-box>
            <text:p text:style-name="P1"><text:span text:style-name="T1">Initialise the model:</text:span></text:p>
            <text:list text:style-name="L1">
              <text:list-item>
                <text:p text:style-name="P2"><text:span text:style-name="T2">Load users parameters</text:span></text:p>
              </text:list-item>
              <text:list-item>
                <text:p text:style-name="P2"><text:span text:style-name="T2">Load survey data</text:span></text:p>
              </text:list-item>
              <text:list-item>
                <text:p text:style-name="P2"><text:span text:style-name="T2">Load price data</text:span></text:p>
              </text:list-item>
              <text:list-item>
                <text:p text:style-name="P2"><text:span text:style-name="T2">Initialise output Records</text:span></text:p>
              </text:list-item>
            </text:list>
          </draw:text-box>
        </draw:frame>
        <draw:line draw:style-name="gr2" draw:text-style-name="P4" draw:layer="layout" svg:x1="10cm" svg:y1="4.2cm" svg:x2="10cm" svg:y2="5.5cm">
          <text:p/>
        </draw:line>
        <draw:g>
          <draw:frame draw:style-name="gr3" draw:text-style-name="P6" draw:layer="layout" svg:width="7.075cm" svg:height="1.068cm" svg:x="6.341cm" svg:y="5.2cm">
            <draw:text-box>
              <text:p text:style-name="P5"><text:span text:style-name="T3">M</text:span><text:span text:style-name="T3">ai</text:span><text:span text:style-name="T3">n </text:span><text:span text:style-name="T3">L</text:span><text:span text:style-name="T3">o</text:span><text:span text:style-name="T3">o</text:span><text:span text:style-name="T3">p</text:span></text:p>
            </draw:text-box>
          </draw:frame>
          <draw:line draw:style-name="gr2" draw:text-style-name="P4" draw:layer="layout" svg:x1="10.046cm" svg:y1="6.328cm" svg:x2="10.046cm" svg:y2="7.542cm">
            <text:p/>
          </draw:line>
          <draw:frame draw:style-name="gr4" draw:text-style-name="P7" draw:layer="layout" svg:width="14.925cm" svg:height="3.707cm" svg:x="3.627cm" svg:y="7.535cm">
            <draw:text-box>
              <text:p text:style-name="P1"><text:span text:style-name="T1">F</text:span><text:span text:style-name="T1">o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H</text:span><text:span text:style-name="T1">o</text:span><text:span text:style-name="T1">u</text:span><text:span text:style-name="T1">s</text:span><text:span text:style-name="T1">e</text:span><text:span text:style-name="T1">h</text:span><text:span text:style-name="T1">o</text:span><text:span text:style-name="T1">l</text:span><text:span text:style-name="T1">d</text:span></text:p>
              <text:list text:style-name="L1">
                <text:list-item>
                  <text:p text:style-name="P2"><text:span text:style-name="T2">U</text:span><text:span text:style-name="T2">p</text:span><text:span text:style-name="T2">r</text:span><text:span text:style-name="T2">a</text:span><text:span text:style-name="T2">t</text:span><text:span text:style-name="T2">e</text:span><text:span text:style-name="T2"> </text:span><text:span text:style-name="T2">I</text:span><text:span text:style-name="T2">n</text:span><text:span text:style-name="T2">c</text:span><text:span text:style-name="T2">o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a</text:span><text:span text:style-name="T2">t</text:span><text:span text:style-name="T2">a</text:span></text:p>
                </text:list-item>
                <text:list-item>
      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H</text:span><text:span text:style-name="T2">o</text:span><text:span text:style-name="T2">u</text:span><text:span text:style-name="T2">s</text:span><text:span text:style-name="T2">e</text:span><text:span text:style-name="T2">h</text:span><text:span text:style-name="T2">o</text:span><text:span text:style-name="T2">l</text:span><text:span text:style-name="T2">d</text:span><text:span text:style-name="T2">-</text:span><text:span text:style-name="T2">l</text:span><text:span text:style-name="T2">e</text:span><text:span text:style-name="T2">v</text:span><text:span text:style-name="T2">e</text:span><text:span text:style-name="T2">l</text:span><text:span text:style-name="T2"> </text:span><text:span text:style-name="T2">t</text:span><text:span text:style-name="T2">a</text:span><text:span text:style-name="T2">x</text:span><text:span text:style-name="T2">e</text:span><text:span text:style-name="T2">s</text:span><text:span text:style-name="T2"> </text:span><text:span text:style-name="T2">(</text:span><text:span text:style-name="T2">i</text:span><text:span text:style-name="T2">n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t</text:span><text:span text:style-name="T2">a</text:span><text:span text:style-name="T2">x</text:span><text:span text:style-name="T2">e</text:span><text:span text:style-name="T2">s</text:span><text:span text:style-name="T2">,</text:span><text:span text:style-name="T2"> </text:span><text:span text:style-name="T2">l</text:span><text:span text:style-name="T2">o</text:span><text:span text:style-name="T2">c</text:span><text:span text:style-name="T2">a</text:span><text:span text:style-name="T2">l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y</text:span><text:span text:style-name="T2"> </text:span><text:span text:style-name="T2">t</text:span><text:span text:style-name="T2">a</text:span><text:span text:style-name="T2">x</text:span><text:span text:style-name="T2">e</text:span><text:span text:style-name="T2">s</text:span><text:span text:style-name="T2">,</text:span><text:span text:style-name="T2"> </text:span><text:span text:style-name="T2">e</text:span><text:span text:style-name="T2">t</text:span><text:span text:style-name="T2">c</text:span><text:span text:style-name="T2">.</text:span><text:span text:style-name="T2">)</text:span></text:p>
                </text:list-item>
                <text:list-item>
                  <text:p text:style-name="P2"><text:span text:style-name="T2">A</text:span><text:span text:style-name="T2">l</text:span><text:span text:style-name="T2">l</text:span><text:span text:style-name="T2">o</text:span><text:span text:style-name="T2">c</text:span><text:span text:style-name="T2">a</text:span><text:span text:style-name="T2">t</text:span><text:span text:style-name="T2">e</text:span><text:span text:style-name="T2"> </text:span><text:span text:style-name="T2">h</text:span><text:span text:style-name="T2">o</text:span><text:span text:style-name="T2">u</text:span><text:span text:style-name="T2">s</text:span><text:span text:style-name="T2">e</text:span><text:span text:style-name="T2">h</text:span><text:span text:style-name="T2">o</text:span><text:span text:style-name="T2">l</text:span><text:span text:style-name="T2">d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t</text:span><text:span text:style-name="T2">o</text:span><text:span text:style-name="T2"> </text:span><text:span text:style-name="T2">‘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</text:span><text:span text:style-name="T2"> </text:span><text:span text:style-name="T2">U</text:span><text:span text:style-name="T2">n</text:span><text:span text:style-name="T2">i</text:span><text:span text:style-name="T2">t</text:span><text:span text:style-name="T2">s</text:span><text:span text:style-name="T2">’</text:span></text:p>
                  <text:p text:style-name="P2"><text:span text:style-name="T2"/></text:p>
                </text:list-item>
              </text:list>
            </draw:text-box>
          </draw:frame>
          <draw:frame draw:style-name="gr5" draw:text-style-name="P7" xml:id="id2" draw:id="id2" draw:layer="layout" svg:width="12.792cm" svg:height="1.979cm" svg:x="5.566cm" svg:y="12.112cm">
            <draw:text-box>
              <text:p text:style-name="P1"><text:span text:style-name="T1">F</text:span><text:span text:style-name="T1">o</text:span><text:span text:style-name="T1">r </text:span><text:span text:style-name="T1">E</text:span><text:span text:style-name="T1">a</text:span><text:span text:style-name="T1">c</text:span><text:span text:style-name="T1">h </text:span><text:span text:style-name="T1">B</text:span><text:span text:style-name="T1">e</text:span><text:span text:style-name="T1">n</text:span><text:span text:style-name="T1">ef</text:span><text:span text:style-name="T1">it </text:span><text:span text:style-name="T1">U</text:span><text:span text:style-name="T1">ni</text:span><text:span text:style-name="T1">t </text:span><text:span text:style-name="T1">in </text:span><text:span text:style-name="T1">t</text:span><text:span text:style-name="T1">h</text:span><text:span text:style-name="T1">e </text:span><text:span text:style-name="T1">H</text:span><text:span text:style-name="T1">o</text:span><text:span text:style-name="T1">u</text:span><text:span text:style-name="T1">se</text:span><text:span text:style-name="T1">h</text:span><text:span text:style-name="T1">ol</text:span><text:span text:style-name="T1">d</text:span></text:p>
              <text:list text:style-name="L1">
                <text:list-item>
                  <text:p text:style-name="P2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</text:span><text:span text:style-name="T2"> 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</text:span><text:span text:style-name="T2"> </text:span><text:span text:style-name="T2">u</text:span><text:span text:style-name="T2">n</text:span><text:span text:style-name="T2">i</text:span><text:span text:style-name="T2">t</text:span><text:span text:style-name="T2">-</text:span><text:span text:style-name="T2">l</text:span><text:span text:style-name="T2">e</text:span><text:span text:style-name="T2">v</text:span><text:span text:style-name="T2">e</text:span><text:span text:style-name="T2">l</text:span><text:span text:style-name="T2"> </text:span><text:span text:style-name="T2">t</text:span><text:span text:style-name="T2">a</text:span><text:span text:style-name="T2">x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</text:span><text:span text:style-name="T2">s</text:span><text:span text:style-name="T2"> </text:span><text:span text:style-name="T2">(</text:span><text:span text:style-name="T2">e</text:span><text:span text:style-name="T2">.</text:span><text:span text:style-name="T2">g</text:span><text:span text:style-name="T2">.</text:span><text:span text:style-name="T2">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a</text:span><text:span text:style-name="T2">l</text:span><text:span text:style-name="T2"> </text:span><text:span text:style-name="T2">C</text:span><text:span text:style-name="T2">r</text:span><text:span text:style-name="T2">e</text:span><text:span text:style-name="T2">d</text:span><text:span text:style-name="T2">i</text:span><text:span text:style-name="T2">t</text:span><text:span text:style-name="T2">,</text:span><text:span text:style-name="T2"> </text:span><text:span text:style-name="T2">j</text:span><text:span text:style-name="T2">o</text:span><text:span text:style-name="T2">i</text:span><text:span text:style-name="T2">n</text:span><text:span text:style-name="T2">t</text:span><text:span text:style-name="T2"> </text:span><text:span text:style-name="T2">i</text:span><text:span text:style-name="T2">n</text:span><text:span text:style-name="T2">c</text:span><text:span text:style-name="T2">o</text:span><text:span text:style-name="T2">m</text:span><text:span text:style-name="T2">e</text:span><text:span text:style-name="T2"> </text:span><text:span text:style-name="T2">t</text:span><text:span text:style-name="T2">a</text:span><text:span text:style-name="T2">x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i</text:span><text:span text:style-name="T2">f</text:span><text:span text:style-name="T2"> </text:span><text:span text:style-name="T2">a</text:span><text:span text:style-name="T2">n</text:span><text:span text:style-name="T2">y</text:span><text:span text:style-name="T2">)</text:span><text:span text:style-name="T2"> </text:span></text:p>
                </text:list-item>
              </text:list>
            </draw:text-box>
          </draw:frame>
          <draw:line draw:style-name="gr2" draw:text-style-name="P4" draw:layer="layout" svg:x1="9.946cm" svg:y1="11.242cm" svg:x2="9.939cm" svg:y2="12.019cm">
            <text:p/>
          </draw:line>
          <draw:frame draw:style-name="gr6" draw:text-style-name="P7" xml:id="id1" draw:id="id1" draw:layer="layout" svg:width="10.736cm" svg:height="3.133cm" svg:x="7.31cm" svg:y="15.009cm">
            <draw:text-box>
              <text:p text:style-name="P1"><text:span text:style-name="T1">For Each Individual in the Benefit Unit</text:span></text:p>
              <text:list text:style-name="L1">
                <text:list-item>
                  <text:p text:style-name="P2"><text:span text:style-name="T2">Calculate individual-level taxes and benefits </text:span><text:span text:style-name="T2">(e.g.Income Tax, National Insurance, disability </text:span><text:span text:style-name="T2">benefits</text:span></text:p>
                </text:list-item>
                <text:list-item>
                  <text:p text:style-name="P2"><text:span text:style-name="T2">Calculate Marginal Effective Tax Rates</text:span></text:p>
                </text:list-item>
              </text:list>
            </draw:text-box>
          </draw:frame>
          <draw:line draw:style-name="gr2" draw:text-style-name="P4" draw:layer="layout" svg:x1="9.636cm" svg:y1="14.142cm" svg:x2="9.646cm" svg:y2="15.003cm">
            <text:p/>
          </draw:line>
          <draw:connector draw:style-name="gr7" draw:text-style-name="P4" draw:layer="layout" draw:type="curve" svg:x1="7.31cm" svg:y1="16.575cm" svg:x2="5.566cm" svg:y2="13.101cm" draw:start-shape="id1" draw:start-glue-point="3" draw:end-shape="id2" draw:end-glue-point="3" svg:d="M7310 16575c-3367 0-2495-3474-1744-3474" svg:viewBox="0 0 2435 3475">
            <text:p/>
          </draw:connector>
          <draw:connector draw:style-name="gr7" draw:text-style-name="P4" draw:layer="layout" draw:type="curve" draw:line-skew="-1.238cm" svg:x1="5.566cm" svg:y1="13.101cm" svg:x2="3.433cm" svg:y2="9.124cm" draw:start-shape="id2" draw:start-glue-point="3" svg:d="M5566 13101c-3832 0-2766-3977-2133-3977" svg:viewBox="0 0 2767 3978">
            <text:p/>
          </draw:connector>
          <draw:frame draw:style-name="gr8" draw:text-style-name="P7" draw:layer="layout" svg:width="15.603cm" svg:height="2.925cm" svg:x="3.143cm" svg:y="18.838cm">
            <draw:text-box>
              <text:p text:style-name="P1"><text:span text:style-name="T1">Create </text:span><text:span text:style-name="T1">Aggreg</text:span><text:span text:style-name="T1">ate </text:span><text:span text:style-name="T1">Househ</text:span><text:span text:style-name="T1">old </text:span><text:span text:style-name="T1">Income</text:span></text:p>
              <text:list text:style-name="L1">
                <text:list-item>
                  <text:p text:style-name="P8"><text:span text:style-name="T4">Sum </text:span><text:span text:style-name="T4">incom</text:span><text:span text:style-name="T4">es </text:span><text:span text:style-name="T4">over </text:span><text:span text:style-name="T4">individ</text:span><text:span text:style-name="T4">uals</text:span></text:p>
                </text:list-item>
                <text:list-item>
                  <text:p text:style-name="P8"><text:span text:style-name="T4">Equiva</text:span><text:span text:style-name="T4">lise</text:span></text:p>
                </text:list-item>
                <text:list-item>
                  <text:p text:style-name="P8"><text:span text:style-name="T4">Apply </text:span><text:span text:style-name="T4">takeu</text:span><text:span text:style-name="T4">p/labo</text:span><text:span text:style-name="T4">ur </text:span><text:span text:style-name="T4">supply </text:span><text:span text:style-name="T4">corre</text:span><text:span text:style-name="T4">ctions, </text:span><text:span text:style-name="T4">if any.</text:span></text:p>
                </text:list-item>
              </text:list>
            </draw:text-box>
          </draw:frame>
          <draw:frame draw:style-name="gr5" draw:text-style-name="P7" draw:layer="layout" svg:width="15.603cm" svg:height="1.979cm" svg:x="3.046cm" svg:y="22.163cm">
            <draw:text-box>
              <text:p text:style-name="P1"><text:span text:style-name="T1">Add to Output</text:span></text:p>
              <text:list text:style-name="L1">
                <text:list-item>
                  <text:p text:style-name="P8"><text:span text:style-name="T4">Add individual-, benefit unit- and household- level results to </text:span><text:span text:style-name="T4">main output records</text:span></text:p>
                </text:list-item>
              </text:list>
            </draw:text-box>
          </draw:frame>
          <draw:line draw:style-name="gr2" draw:text-style-name="P4" draw:layer="layout" svg:x1="9.505cm" svg:y1="21.421cm" svg:x2="9.515cm" svg:y2="22.282cm">
            <text:p/>
          </draw:line>
          <draw:line draw:style-name="gr2" draw:text-style-name="P4" draw:layer="layout" svg:x1="9.746cm" svg:y1="18.542cm" svg:x2="9.746cm" svg:y2="18.842cm">
            <text:p/>
          </draw:line>
        </draw:g>
        <draw:custom-shape draw:style-name="gr9" draw:text-style-name="P9" draw:layer="layout" svg:width="16.6cm" svg:height="20cm" svg:x="2.5cm" svg:y="4.7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7.1cm" svg:height="3.707cm" svg:x="2.4cm" svg:y="25.069cm">
          <draw:text-box>
            <text:p text:style-name="P1"><text:span text:style-name="T1">Create Output</text:span></text:p>
            <text:list text:style-name="L1">
              <text:list-item>
                <text:p text:style-name="P2"><text:span text:style-name="T2">Merge model output with ‘baseline’ results</text:span></text:p>
              </text:list-item>
              <text:list-item>
                <text:p text:style-name="P2"><text:span text:style-name="T2">Create Summary Tables – Gainers, losers, no change</text:span></text:p>
              </text:list-item>
              <text:list-item>
                <text:p text:style-name="P2"><text:span text:style-name="T2">Create Costings</text:span></text:p>
              </text:list-item>
              <text:list-item>
                <text:p text:style-name="P2"><text:span text:style-name="T2">Sort output by income</text:span></text:p>
              </text:list-item>
              <text:list-item>
                <text:p text:style-name="P2"><text:span text:style-name="T2">Create poverty and inequality indices</text:span></text:p>
              </text:list-item>
            </text:list>
          </draw:text-box>
        </draw:frame>
        <draw:line draw:style-name="gr2" draw:text-style-name="P4" draw:layer="layout" svg:x1="10.3cm" svg:y1="24.7cm" svg:x2="10.4cm" svg:y2="2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Stark</meta:initial-creator>
    <meta:creation-date>2019-10-18T10:45:25.680321463</meta:creation-date>
    <dc:date>2019-10-18T12:12:36.837164428</dc:date>
    <dc:creator>Graham Stark</dc:creator>
    <meta:editing-duration>PT1H27M4S</meta:editing-duration>
    <meta:editing-cycles>22</meta:editing-cycles>
    <meta:generator>LibreOffice/5.1.6.2$Linux_X86_64 LibreOffice_project/10m0$Build-2</meta:generator>
    <meta:document-statistic meta:object-count="19"/>
  </office:meta>
</office:document-meta>
</file>